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c4a92" officeooo:paragraph-rsid="001c4a92"/>
    </style:style>
    <style:style style:name="P2" style:family="paragraph" style:parent-style-name="Standard">
      <style:text-properties officeooo:rsid="001c4a92" officeooo:paragraph-rsid="001e44a4"/>
    </style:style>
    <style:style style:name="P3" style:family="paragraph" style:parent-style-name="Standard">
      <style:text-properties officeooo:rsid="001c4a92" officeooo:paragraph-rsid="0020c73b"/>
    </style:style>
    <style:style style:name="P4" style:family="paragraph" style:parent-style-name="Standard">
      <style:text-properties officeooo:rsid="001c4a92" officeooo:paragraph-rsid="002360db"/>
    </style:style>
    <style:style style:name="P5" style:family="paragraph" style:parent-style-name="Standard">
      <style:text-properties officeooo:rsid="001f2be6" officeooo:paragraph-rsid="001c4a92"/>
    </style:style>
    <style:style style:name="P6" style:family="paragraph" style:parent-style-name="Standard">
      <style:text-properties officeooo:rsid="001f2be6" officeooo:paragraph-rsid="001f2be6"/>
    </style:style>
    <style:style style:name="P7" style:family="paragraph" style:parent-style-name="Standard">
      <style:text-properties officeooo:rsid="002360db" officeooo:paragraph-rsid="002360db"/>
    </style:style>
    <style:style style:name="P8" style:family="paragraph" style:parent-style-name="Standard">
      <style:text-properties officeooo:rsid="002360db" officeooo:paragraph-rsid="001c4a92"/>
    </style:style>
    <style:style style:name="P9" style:family="paragraph" style:parent-style-name="Standard">
      <style:text-properties officeooo:rsid="0020c73b" officeooo:paragraph-rsid="001c4a92"/>
    </style:style>
    <style:style style:name="P10" style:family="paragraph" style:parent-style-name="Standard" style:list-style-name="L1">
      <style:text-properties officeooo:rsid="001c4a92" officeooo:paragraph-rsid="001c4a92"/>
    </style:style>
    <style:style style:name="P11" style:family="paragraph" style:parent-style-name="Standard">
      <style:text-properties officeooo:rsid="001c4a92" officeooo:paragraph-rsid="001c4a92"/>
    </style:style>
    <style:style style:name="P12" style:family="paragraph" style:parent-style-name="Standard">
      <style:text-properties officeooo:rsid="001c4a92" officeooo:paragraph-rsid="00280284"/>
    </style:style>
    <style:style style:name="T1" style:family="text">
      <style:text-properties officeooo:rsid="001e44a4"/>
    </style:style>
    <style:style style:name="T2" style:family="text">
      <style:text-properties officeooo:rsid="001f2be6"/>
    </style:style>
    <style:style style:name="T3" style:family="text">
      <style:text-properties officeooo:rsid="0020c73b"/>
    </style:style>
    <style:style style:name="T4" style:family="text">
      <style:text-properties officeooo:rsid="00221c0d"/>
    </style:style>
    <style:style style:name="T5" style:family="text">
      <style:text-properties officeooo:rsid="002360db"/>
    </style:style>
    <style:style style:name="T6" style:family="text">
      <style:text-properties officeooo:rsid="00251b07"/>
    </style:style>
    <style:style style:name="T7" style:family="text">
      <style:text-properties officeooo:rsid="00280284"/>
    </style:style>
    <style:style style:name="T8" style:family="text">
      <style:text-properties officeooo:rsid="00293d50"/>
    </style:style>
    <style:style style:name="T9" style:family="text">
      <style:text-properties officeooo:rsid="00294408"/>
    </style:style>
    <style:style style:name="T10" style:family="text">
      <style:text-properties officeooo:rsid="00297fc0"/>
    </style:style>
    <style:style style:name="T11" style:family="text">
      <style:text-properties officeooo:rsid="002a6623"/>
    </style:style>
    <style:style style:name="T12" style:family="text">
      <style:text-properties officeooo:rsid="002ba7af"/>
    </style:style>
    <style:style style:name="T13" style:family="text">
      <style:text-properties officeooo:rsid="002d14c9"/>
    </style:style>
    <style:style style:name="T14" style:family="text">
      <style:text-properties officeooo:rsid="002ea315"/>
    </style:style>
    <style:style style:name="T15" style:family="text">
      <style:text-properties officeooo:rsid="00302bcf"/>
    </style:style>
    <style:style style:name="T16" style:family="text">
      <style:text-properties officeooo:rsid="00304cf2"/>
    </style:style>
    <style:style style:name="T17" style:family="text">
      <style:text-properties officeooo:rsid="0031bd23"/>
    </style:style>
    <style:style style:name="T18" style:family="text">
      <style:text-properties officeooo:rsid="0032dc79"/>
    </style:style>
    <style:style style:name="T19" style:family="text">
      <style:text-properties officeooo:rsid="0035bd59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<text:span text:style-name="T11">Jennifer Manning</text:span></text:p>
      <text:p text:style-name="P1"/>
      <text:p text:style-name="P1">1.a. Show that the maximum number of nodes that can be stored in a BST is2<text:span text:style-name="T6">^(</text:span>h+1<text:span text:style-name="T6">)</text:span>−1. </text:p>
      <text:p text:style-name="P1"><text:tab/><text:span text:style-name="T12">Proof using Induction: </text:span></text:p>
      <text:p text:style-name="P1"><text:span text:style-name="T12"><text:tab/> <text:s text:c="3"/>Base Case: h=0</text:span></text:p>
      <text:p text:style-name="P1"><text:span text:style-name="T12"><text:tab/><text:tab/> <text:s text:c="9"/>N= 2^1 – 1 = 1</text:span></text:p>
      <text:p text:style-name="P1"><text:span text:style-name="T12"><text:tab/><text:tab/> <text:s text:c="9"/>For a height 0, there can only be one node, the root node.</text:span></text:p>
      <text:p text:style-name="P1"><text:span text:style-name="T12"><text:tab/> <text:s text:c="3"/>Assume: N_(</text:span><text:span text:style-name="T16">n</text:span><text:span text:style-name="T12">-1) = 2^(</text:span><text:span text:style-name="T16">n</text:span><text:span text:style-name="T12">-1+1) -1 = 2^</text:span><text:span text:style-name="T16">n</text:span><text:span text:style-name="T12"> -1</text:span></text:p>
      <text:p text:style-name="P1"><text:span text:style-name="T12"><text:tab/> <text:s text:c="3"/>Prove: <text:s text:c="3"/>N_</text:span><text:span text:style-name="T16">n</text:span><text:span text:style-name="T12"> = 2^(</text:span><text:span text:style-name="T16">n</text:span><text:span text:style-name="T12">) -1 = 2^</text:span><text:span text:style-name="T16">n</text:span><text:span text:style-name="T12"> *2 -1</text:span></text:p>
      <text:p text:style-name="P1"><text:span text:style-name="T12"><text:tab/><text:tab/> <text:s text:c="6"/>N_</text:span><text:span text:style-name="T16">n</text:span><text:span text:style-name="T12"> = </text:span><text:span text:style-name="T17">2^(n) + 2^(n) -1 </text:span></text:p>
      <text:p text:style-name="P1"><text:span text:style-name="T17"><text:tab/><text:tab/> <text:s text:c="6"/>N_n = 2*(2^(</text:span><text:span text:style-name="T18">n</text:span><text:span text:style-name="T17">)) -1 = 2^(</text:span><text:span text:style-name="T18">n+1</text:span><text:span text:style-name="T17">) = 2^(</text:span><text:span text:style-name="T18">n</text:span><text:span text:style-name="T17">+1) -1</text:span></text:p>
      <text:p text:style-name="P1"/>
      <text:p text:style-name="P1"><text:s text:c="3"/>b. What are the heights of your movie (hm) and actor (ha) trees? Given the heights hm and h<text:span text:style-name="T14">a</text:span>, </text:p>
      <text:p text:style-name="P1"><text:s text:c="8"/>how many nodes can be stored in each tree, how many nodes are actually stored in these </text:p>
      <text:p text:style-name="P1"><text:s text:c="12"/>trees? </text:p>
      <text:p text:style-name="P1"><text:tab/><text:span text:style-name="T14">The movie height tree, hm=16, and the actor height, ha=2. </text:span><text:span text:style-name="T15">The number of nodes that ca be stored in each tree is 2^(h+1) -1. For hm, this would be2^17 -1 = 131071 movies; for ha, this would be 2^3 -1 = 7 actors. However there are only 5 actors and 39 movies stored</text:span></text:p>
      <text:p text:style-name="P1"/>
      <text:p text:style-name="P1"/>
      <text:p text:style-name="P1">2. Suppose we have the following set of numbers {10, 11, 15, 19, 23, 78, 42, 56, 18, 13, 12, 38, 47} </text:p>
      <text:p text:style-name="P2"><text:s text:c="7"/>a. <text:span text:style-name="T1">It is impossible to make a perfectly balanced tree using 13 nodes, but here is a sequence for a balanced tree:</text:span></text:p>
      <text:p text:style-name="P2"><text:span text:style-name="T1"><text:tab/>19, 12, 42, 11, 15, 38, 56, 10, 13, 18</text:span><text:span text:style-name="T2">, 23, 47, 78</text:span></text:p>
      <text:p text:style-name="P2"/>
      <text:p text:style-name="P1"><text:s text:c="7"/>b. <text:s text:c="2"/>preorder traversal:<text:span text:style-name="T2"> 19, 12, 11, 10, 15, 13, 18, 42, 38, 23, 56, 47, 78</text:span></text:p>
      <text:p text:style-name="P1"><text:s text:c="7"/>c.</text:p>
      <text:p text:style-name="P1"><text:tab/> <text:tab/><text:tab/><text:tab/> <text:span text:style-name="T2">42</text:span></text:p>
      <text:p text:style-name="P1"><text:tab/><text:tab/><text:tab/> <text:s text:c="9"/>/ <text:s text:c="6"/><text:span text:style-name="T2">\</text:span></text:p>
      <text:p text:style-name="P1"><text:tab/><text:tab/><text:tab/> <text:s text:c="7"/><text:span text:style-name="T2">12 <text:s text:c="5"/>38</text:span></text:p>
      <text:p text:style-name="P5"><text:tab/><text:tab/><text:tab/> <text:s text:c="6"/>/ <text:s text:c="2"/>\ <text:s text:c="5"/>/ <text:s text:c="2"/>\</text:p>
      <text:p text:style-name="P1"><text:tab/><text:tab/><text:tab/> <text:s text:c="3"/><text:span text:style-name="T2">11 <text:s text:c="2"/>15 <text:s/>23 <text:s/>56</text:span></text:p>
      <text:p text:style-name="P1"><text:tab/><text:tab/><text:tab/> <text:s text:c="3"/>/ <text:s text:c="5"/>/ <text:span text:style-name="T2">\ <text:s text:c="8"/>/ \</text:span></text:p>
      <text:p text:style-name="P1"><text:tab/><text:tab/><text:tab/> <text:s/><text:span text:style-name="T2">10 <text:s text:c="2"/>13 18 <text:s text:c="2"/>47 78</text:span></text:p>
      <text:p text:style-name="P6"/>
      <text:list xml:id="list8944259821" text:style-name="L1">
        <text:list-item>
          <text:p text:style-name="P10">A full node is a node with two children. Prove that the number of full nodes plus one is equal to the number of leaves in a non-empty binary tree.</text:p>
        </text:list-item>
      </text:list>
      <text:p text:style-name="P4"><text:tab/><text:span text:style-name="T5">Let</text:span></text:p>
      <text:p text:style-name="P7"><text:tab/><text:tab/> n=number of nodes,</text:p>
      <text:p text:style-name="P7"><text:tab/><text:tab/> B=number of branches,</text:p>
      <text:p text:style-name="P7"><text:tab/><text:tab/> n0=number of nodes with no children,</text:p>
      <text:p text:style-name="P7"><text:tab/><text:tab/> n1=number of nodes with one child,</text:p>
      <text:p text:style-name="P7"><text:tab/><text:tab/> n2=number of nodes with two children.</text:p>
      <text:p text:style-name="P7"><text:tab/>All nodes come from a single branch except the root node, therefore:</text:p>
      <text:p text:style-name="P7"><text:tab/>B=n-1</text:p>
      <text:p text:style-name="P1"><text:tab/><text:span text:style-name="T5">B=n1 + 2*n2</text:span></text:p>
      <text:p text:style-name="P8"><text:tab/>n = n1 + 2*n2 +1</text:p>
      <text:p text:style-name="P1"><text:tab/><text:span text:style-name="T5">n = n0 + n1 +n2</text:span></text:p>
      <text:p text:style-name="P1"><text:tab/><text:span text:style-name="T5">n1 + 2*n2 +1 = n0 +n1 + n2</text:span></text:p>
      <text:p text:style-name="P8"><text:tab/>n0 = n2 +1</text:p>
      <text:p text:style-name="P1"/>
      <text:p text:style-name="P1"/>
      <text:p text:style-name="P1"><text:soft-page-break/>4. Suppose we have numbers between 1 and 1000 in a binary search tree and want to search for the </text:p>
      <text:p text:style-name="P1"><text:s text:c="3"/>number 363. Which of the following sequences could not be in the sequence of nodes examined? </text:p>
      <text:p text:style-name="P1"><text:s text:c="3"/>Describe the logic you used to determine this in a short paragraph. (CLARIFICATION: for any given sequence (...a,b,c...) node b is the immediate child of a, and the immediate parent of c). </text:p>
      <text:p text:style-name="P1"><text:s text:c="7"/>a. 2, 252, 401, 398, 330, 344, 397, 363 </text:p>
      <text:p text:style-name="P1"><text:s text:c="7"/>b. 924, 220, 911, 244, 898, 258, 362, 363 </text:p>
      <text:p text:style-name="P1"><text:s text:c="7"/>c. <text:s/>925, 202, 911, 240, 912, 245, 363 <text:s text:c="8"/></text:p>
      <text:p text:style-name="P1"><text:s text:c="7"/>d. 2, 399, 387, 219, 266, 382, 381, 278, 363 </text:p>
      <text:p text:style-name="P1"><text:s text:c="7"/>e. 935, 278, 347, 621, 299, 392, 358, 363</text:p>
      <text:p text:style-name="P9"/>
      <text:p text:style-name="P3"><text:span text:style-name="T3">Sequence c and e are not valid. In the case of sequence c, that is because 912&gt;911. The third node down in the tree is 911, which is too large so it branches to a smaller area of the tree, meaning that all nodes down that branch must be smaller than 911. However, two nodes later, 912 comes up </text:span><text:span text:style-name="T3">which would not be placed in that branch. Sequence E has a similar problem: 299&lt;347. </text:span><text:span text:style-name="T4">The third node, 347, branches larger, however a few nodes later it branches to 299, which is a smaller branch.</text:span></text:p>
      <text:p text:style-name="P9"/>
      <text:p text:style-name="P9"/>
      <text:p text:style-name="P1">5. We can sort a given set of n numbers by first building a binary search tree containing these numbers, <text:s/>with repeated insertions, and then printing the numbers in an in-order fashion. What are the best case <text:s/>and worst case big-Oh running times for this sorting algorithm? </text:p>
      <text:p text:style-name="P1"/>
      <text:p text:style-name="P12"><text:span text:style-name="T7">The best case for this would b</text:span><text:span text:style-name="T8">e</text:span><text:span text:style-name="T7"> O(</text:span><text:span text:style-name="T8">NlogN</text:span><text:span text:style-name="T7">). </text:span><text:span text:style-name="T8">This would be when there is a perfectly balanced tree so that every time another node is to be inserted, the worst running time would be O(LogN), or the <text:s text:c="9"/>height of the tree. Then for each node, there are logN nodes to iterate through, causing there to be overal N*logN iterations. For all cases, the printing would be O(N), however, that is outshadowed by the inserting which is the slower of the processes.</text:span><text:span text:style-name="T7"> The worst case would be O(</text:span><text:span text:style-name="T9">N^2</text:span><text:span text:style-name="T7">). </text:span><text:span text:style-name="T10">An example of a case that would cause this situation is a linear tree, that is, one where there are either only right nodes or only left nodes. Therefore for each nodethat is to be inserted, they must iterate through n-1 nodes. This results in <text:s/>N*(N-1) iterations, or <text:s/>running time of O(N^2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ja" style:country-asian="JP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4T19:01:03</meta:creation-date>
    <dc:date>2013-02-15T23:53:24</dc:date>
    <meta:editing-duration>PT06H58M15S</meta:editing-duration>
    <meta:editing-cycles>18</meta:editing-cycles>
    <meta:generator>OpenOffice.org/3.2$Unix OpenOffice.org_project/320m19$Build-9505</meta:generator>
    <meta:document-statistic meta:table-count="0" meta:image-count="0" meta:object-count="0" meta:page-count="2" meta:paragraph-count="51" meta:word-count="752" meta:character-count="4056"/>
  </office:meta>
</office:document-meta>
</file>